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style:font-name-complex="Times New Roman" fo:color="#002060" fo:font-size="28pt" style:font-size-asian="28pt" style:font-size-complex="28pt"/>
    </style:style>
    <style:style style:name="P8" style:parent-style-name="Standard" style:family="paragraph">
      <style:paragraph-properties fo:text-align="end"/>
      <style:text-properties style:font-name="Times New Roman" style:font-name-complex="Times New Roman" fo:color="#002060" fo:font-size="18pt" style:font-size-asian="18pt" style:font-size-complex="18pt"/>
    </style:style>
    <style:style style:name="P9" style:parent-style-name="Standard" style:family="paragraph">
      <style:paragraph-properties fo:text-align="end"/>
    </style:style>
    <style:style style:name="T10" style:parent-style-name="DefaultParagraphFont" style:family="text">
      <style:text-properties style:font-name="Times New Roman" style:font-name-complex="Times New Roman" fo:color="#002060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style:font-weight-complex="bold" fo:color="#002060" fo:font-size="14pt" style:font-size-asian="14pt" style:font-size-complex="14pt" fo:background-color="#FFFFFF"/>
    </style:style>
    <style:style style:name="P12" style:parent-style-name="Standard" style:family="paragraph">
      <style:paragraph-properties fo:text-align="end"/>
      <style:text-properties style:font-name="Times New Roman" style:font-name-complex="Times New Roman" style:font-weight-complex="bold" fo:color="#002060" fo:font-size="13pt" style:font-size-asian="13pt" style:font-size-complex="13pt" fo:background-color="#FFFFFF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5" style:parent-style-name="Heading1" style:family="paragraph">
      <style:paragraph-properties fo:text-align="justify"/>
    </style:style>
    <style:style style:name="P16" style:parent-style-name="Heading2" style:family="paragraph">
      <style:paragraph-properties fo:text-align="justify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9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2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38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3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6A9955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1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7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1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2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6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7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5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1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2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3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7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8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9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0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1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2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3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75" style:parent-style-name="Heading2" style:family="paragraph">
      <style:paragraph-properties fo:text-align="justify"/>
      <style:text-properties fo:background-color="#FFFFFF"/>
    </style:style>
    <style:style style:name="P76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78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7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97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9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9" style:parent-style-name="DefaultParagraphFont" style:family="text">
      <style:text-properties style:font-name="Consolas" style:font-name-asian="Times New Roman" style:font-name-complex="Times New Roman" fo:color="#6A9955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00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06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0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0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10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4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16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1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3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42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4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46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47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4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6A9955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50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5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2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54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5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56" style:parent-style-name="Normal" style:family="paragraph">
      <style:paragraph-properties fo:text-align="justify" style:vertical-align="auto" style:line-height-at-least="0.1875in" fo:background-color="#1E1E1E"/>
      <style:text-properties fo:hyphenate="true"/>
    </style:style>
    <style:style style:name="T15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60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1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2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3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4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5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6" style:parent-style-name="Normal" style:family="paragraph">
      <style:paragraph-properties fo:text-align="justify"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67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68" style:parent-style-name="Heading2" style:family="paragraph">
      <style:paragraph-properties fo:text-align="justify"/>
      <style:text-properties fo:background-color="#FFFFFF"/>
    </style:style>
    <style:style style:name="P169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70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17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17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7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17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9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19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9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19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0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0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12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1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1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1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2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2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2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2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4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4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6A9955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4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50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5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5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55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5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5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6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6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6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6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6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7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7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27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D7BA7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28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284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285" style:parent-style-name="Heading2" style:family="paragraph">
      <style:text-properties fo:background-color="#FFFFFF"/>
    </style:style>
    <style:style style:name="P286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287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TableColumn289" style:family="table-column">
      <style:table-column-properties style:column-width="1.6708in"/>
    </style:style>
    <style:style style:name="TableColumn290" style:family="table-column">
      <style:table-column-properties style:column-width="0.9486in"/>
    </style:style>
    <style:style style:name="TableColumn291" style:family="table-column">
      <style:table-column-properties style:column-width="1.3131in"/>
    </style:style>
    <style:style style:name="TableColumn292" style:family="table-column">
      <style:table-column-properties style:column-width="1.3131in"/>
    </style:style>
    <style:style style:name="TableColumn293" style:family="table-column">
      <style:table-column-properties style:column-width="1.4402in"/>
    </style:style>
    <style:style style:name="Table288" style:family="table">
      <style:table-properties style:width="6.6861in" style:rel-width="100%" fo:margin-left="0in" table:align="left"/>
    </style:style>
    <style:style style:name="TableRow294" style:family="table-row">
      <style:table-row-properties/>
    </style:style>
    <style:style style:name="TableCell295" style:family="table-cell">
      <style:table-cell-properties fo:border="0.0069in solid #BDD6EE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97" style:family="table-cell">
      <style:table-cell-properties fo:border="0.0069in solid #BDD6EE" style:writing-mode="lr-tb" fo:padding-top="0in" fo:padding-left="0.075in" fo:padding-bottom="0in" fo:padding-right="0.075in"/>
    </style:style>
    <style:style style:name="P298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299" style:family="table-cell">
      <style:table-cell-properties fo:border="0.0069in solid #BDD6EE" style:writing-mode="lr-tb" fo:padding-top="0in" fo:padding-left="0.075in" fo:padding-bottom="0in" fo:padding-right="0.075in"/>
    </style:style>
    <style:style style:name="P300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01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302" style:family="table-cell">
      <style:table-cell-properties fo:border="0.0069in solid #BDD6EE" style:writing-mode="lr-tb" fo:padding-top="0in" fo:padding-left="0.075in" fo:padding-bottom="0in" fo:padding-right="0.075in"/>
    </style:style>
    <style:style style:name="P303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304" style:family="table-cell">
      <style:table-cell-properties fo:border="0.0069in solid #BDD6EE" style:writing-mode="lr-tb" fo:padding-top="0in" fo:padding-left="0.075in" fo:padding-bottom="0in" fo:padding-right="0.075in"/>
    </style:style>
    <style:style style:name="P305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06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BDD6EE" style:writing-mode="lr-tb" fo:padding-top="0in" fo:padding-left="0.075in" fo:padding-bottom="0in" fo:padding-right="0.075in"/>
    </style:style>
    <style:style style:name="P309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0" style:family="table-cell">
      <style:table-cell-properties fo:border="0.0069in solid #BDD6EE" style:writing-mode="lr-tb" fo:padding-top="0in" fo:padding-left="0.075in" fo:padding-bottom="0in" fo:padding-right="0.075in"/>
    </style:style>
    <style:style style:name="P311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2" style:family="table-cell">
      <style:table-cell-properties fo:border="0.0069in solid #BDD6EE" style:writing-mode="lr-tb" fo:padding-top="0in" fo:padding-left="0.075in" fo:padding-bottom="0in" fo:padding-right="0.075in"/>
    </style:style>
    <style:style style:name="P313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4" style:family="table-cell">
      <style:table-cell-properties fo:border="0.0069in solid #BDD6EE" style:writing-mode="lr-tb" fo:padding-top="0in" fo:padding-left="0.075in" fo:padding-bottom="0in" fo:padding-right="0.075in"/>
    </style:style>
    <style:style style:name="P315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16" style:family="table-cell">
      <style:table-cell-properties fo:border="0.0069in solid #BDD6EE" style:writing-mode="lr-tb" fo:padding-top="0in" fo:padding-left="0.075in" fo:padding-bottom="0in" fo:padding-right="0.075in"/>
    </style:style>
    <style:style style:name="P317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BDD6EE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1" style:family="table-cell">
      <style:table-cell-properties fo:border="0.0069in solid #BDD6EE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3" style:family="table-cell">
      <style:table-cell-properties fo:border="0.0069in solid #BDD6EE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5" style:family="table-cell">
      <style:table-cell-properties fo:border="0.0069in solid #BDD6EE" style:writing-mode="lr-tb" fo:padding-top="0in" fo:padding-left="0.075in" fo:padding-bottom="0in" fo:padding-right="0.075in"/>
    </style:style>
    <style:style style:name="P326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27" style:family="table-cell">
      <style:table-cell-properties fo:border="0.0069in solid #BDD6EE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BDD6EE" style:writing-mode="lr-tb" fo:padding-top="0in" fo:padding-left="0.075in" fo:padding-bottom="0in" fo:padding-right="0.075in"/>
    </style:style>
    <style:style style:name="P331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2" style:family="table-cell">
      <style:table-cell-properties fo:border="0.0069in solid #BDD6EE" style:writing-mode="lr-tb" fo:padding-top="0in" fo:padding-left="0.075in" fo:padding-bottom="0in" fo:padding-right="0.075in"/>
    </style:style>
    <style:style style:name="P333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4" style:family="table-cell">
      <style:table-cell-properties fo:border="0.0069in solid #BDD6EE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6" style:family="table-cell">
      <style:table-cell-properties fo:border="0.0069in solid #BDD6EE" style:writing-mode="lr-tb" fo:padding-top="0in" fo:padding-left="0.075in" fo:padding-bottom="0in" fo:padding-right="0.075in"/>
    </style:style>
    <style:style style:name="P337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38" style:family="table-cell">
      <style:table-cell-properties fo:border="0.0069in solid #BDD6EE" style:writing-mode="lr-tb" fo:padding-top="0in" fo:padding-left="0.075in" fo:padding-bottom="0in" fo:padding-right="0.075in"/>
    </style:style>
    <style:style style:name="P339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BDD6EE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3" style:family="table-cell">
      <style:table-cell-properties fo:border="0.0069in solid #BDD6EE" style:writing-mode="lr-tb" fo:padding-top="0in" fo:padding-left="0.075in" fo:padding-bottom="0in" fo:padding-right="0.075in"/>
    </style:style>
    <style:style style:name="P344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5" style:family="table-cell">
      <style:table-cell-properties fo:border="0.0069in solid #BDD6EE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7" style:family="table-cell">
      <style:table-cell-properties fo:border="0.0069in solid #BDD6EE" style:writing-mode="lr-tb" fo:padding-top="0in" fo:padding-left="0.075in" fo:padding-bottom="0in" fo:padding-right="0.075in"/>
    </style:style>
    <style:style style:name="P348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49" style:family="table-cell">
      <style:table-cell-properties fo:border="0.0069in solid #BDD6EE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351" style:family="table-row">
      <style:table-row-properties/>
    </style:style>
    <style:style style:name="TableCell352" style:family="table-cell">
      <style:table-cell-properties fo:border="0.0069in solid #BDD6EE" style:writing-mode="lr-tb" fo:padding-top="0in" fo:padding-left="0.075in" fo:padding-bottom="0in" fo:padding-right="0.075in"/>
    </style:style>
    <style:style style:name="P353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4" style:family="table-cell">
      <style:table-cell-properties fo:border="0.0069in solid #BDD6EE" style:writing-mode="lr-tb" fo:padding-top="0in" fo:padding-left="0.075in" fo:padding-bottom="0in" fo:padding-right="0.075in"/>
    </style:style>
    <style:style style:name="P355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6" style:family="table-cell">
      <style:table-cell-properties fo:border="0.0069in solid #BDD6EE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58" style:family="table-cell">
      <style:table-cell-properties fo:border="0.0069in solid #BDD6EE" style:writing-mode="lr-tb" fo:padding-top="0in" fo:padding-left="0.075in" fo:padding-bottom="0in" fo:padding-right="0.075in"/>
    </style:style>
    <style:style style:name="P359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0" style:family="table-cell">
      <style:table-cell-properties fo:border="0.0069in solid #BDD6EE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BDD6EE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5" style:family="table-cell">
      <style:table-cell-properties fo:border="0.0069in solid #BDD6EE" style:writing-mode="lr-tb" fo:padding-top="0in" fo:padding-left="0.075in" fo:padding-bottom="0in" fo:padding-right="0.075in"/>
    </style:style>
    <style:style style:name="P366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7" style:family="table-cell">
      <style:table-cell-properties fo:border="0.0069in solid #BDD6EE" style:writing-mode="lr-tb" fo:padding-top="0in" fo:padding-left="0.075in" fo:padding-bottom="0in" fo:padding-right="0.075in"/>
    </style:style>
    <style:style style:name="P368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69" style:family="table-cell">
      <style:table-cell-properties fo:border="0.0069in solid #BDD6EE" style:writing-mode="lr-tb" fo:padding-top="0in" fo:padding-left="0.075in" fo:padding-bottom="0in" fo:padding-right="0.075in"/>
    </style:style>
    <style:style style:name="P370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1" style:family="table-cell">
      <style:table-cell-properties fo:border="0.0069in solid #BDD6EE" style:writing-mode="lr-tb" fo:padding-top="0in" fo:padding-left="0.075in" fo:padding-bottom="0in" fo:padding-right="0.075in"/>
    </style:style>
    <style:style style:name="P372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BDD6EE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6" style:family="table-cell">
      <style:table-cell-properties fo:border="0.0069in solid #BDD6EE" style:writing-mode="lr-tb" fo:padding-top="0in" fo:padding-left="0.075in" fo:padding-bottom="0in" fo:padding-right="0.075in"/>
    </style:style>
    <style:style style:name="P377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78" style:family="table-cell">
      <style:table-cell-properties fo:border="0.0069in solid #BDD6EE" style:writing-mode="lr-tb" fo:padding-top="0in" fo:padding-left="0.075in" fo:padding-bottom="0in" fo:padding-right="0.075in"/>
    </style:style>
    <style:style style:name="P379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0" style:family="table-cell">
      <style:table-cell-properties fo:border="0.0069in solid #BDD6EE" style:writing-mode="lr-tb" fo:padding-top="0in" fo:padding-left="0.075in" fo:padding-bottom="0in" fo:padding-right="0.075in"/>
    </style:style>
    <style:style style:name="P381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382" style:family="table-cell">
      <style:table-cell-properties fo:border="0.0069in solid #BDD6EE" style:writing-mode="lr-tb" fo:padding-top="0in" fo:padding-left="0.075in" fo:padding-bottom="0in" fo:padding-right="0.075in"/>
    </style:style>
    <style:style style:name="P383" style:parent-style-name="TableContents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384" style:parent-style-name="Heading2" style:family="paragraph">
      <style:text-properties fo:background-color="#FFFFFF"/>
    </style:style>
    <style:style style:name="P385" style:parent-style-name="Standard" style:family="paragraph">
      <style:paragraph-properties fo:text-align="center"/>
    </style:style>
    <style:style style:name="P386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387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388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389" style:parent-style-name="Heading1" style:family="paragraph">
      <style:text-properties fo:background-color="#FFFFFF"/>
    </style:style>
    <style:style style:name="P390" style:parent-style-name="Normal" style:family="paragraph">
      <style:paragraph-properties fo:text-align="justify"/>
    </style:style>
    <style:style style:name="P391" style:parent-style-name="Normal" style:family="paragraph">
      <style:paragraph-properties fo:text-align="justify"/>
    </style:style>
    <style:style style:name="P392" style:parent-style-name="ListParagraph" style:family="paragraph">
      <style:paragraph-properties fo:text-align="justify"/>
    </style:style>
    <style:style style:name="P393" style:parent-style-name="ListParagraph" style:family="paragraph">
      <style:paragraph-properties fo:text-align="justify"/>
    </style:style>
    <style:style style:name="P394" style:parent-style-name="ListParagraph" style:family="paragraph">
      <style:paragraph-properties fo:text-align="justify"/>
    </style:style>
    <style:style style:name="P395" style:parent-style-name="Heading2" style:family="paragraph">
      <style:text-properties fo:background-color="#FFFFFF"/>
    </style:style>
    <style:style style:name="P396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397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39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39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07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0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1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2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2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2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2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3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3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34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5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5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5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59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6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6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6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7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7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D7BA7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80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8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8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D7BA7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89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49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495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496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497" style:parent-style-name="Standard" style:family="paragraph">
      <style:paragraph-properties fo:text-align="justify"/>
    </style:style>
    <style:style style:name="T498" style:parent-style-name="DefaultParagraphFont" style:family="text">
      <style:text-properties style:font-name="Times New Roman" style:font-name-complex="Times New Roman" style:font-weight-complex="bold" fo:font-style="italic" style:font-style-asian="italic" fo:color="#222222" fo:background-color="#FFFFFF" style:text-underline-type="single" style:text-underline-style="solid" style:text-underline-width="auto" style:text-underline-mode="continuous"/>
    </style:style>
    <style:style style:name="T499" style:parent-style-name="DefaultParagraphFont" style:family="text">
      <style:text-properties style:font-name="Times New Roman" style:font-name-complex="Times New Roman" style:font-weight-complex="bold" fo:color="#222222" fo:background-color="#FFFFFF"/>
    </style:style>
    <style:style style:name="P500" style:parent-style-name="Standard" style:family="paragraph">
      <style:paragraph-properties fo:text-align="justify"/>
      <style:text-properties style:font-name="Times New Roman" style:font-name-complex="Times New Roman" style:font-weight-complex="bold" fo:color="#222222" fo:background-color="#FFFFFF"/>
    </style:style>
    <style:style style:name="P501" style:parent-style-name="Heading2" style:family="paragraph">
      <style:text-properties fo:background-color="#FFFFFF"/>
    </style:style>
    <style:style style:name="P502" style:parent-style-name="Normal" style:family="paragraph">
      <style:paragraph-properties fo:text-align="justify"/>
    </style:style>
    <style:style style:name="P50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0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1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1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1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19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2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2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2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3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3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35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3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3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4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4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4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8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5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5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5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5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6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6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6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6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69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7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7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7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7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79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80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8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8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83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85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86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8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8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59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59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59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0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0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0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07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08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09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10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16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1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1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2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2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3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3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37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38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42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46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4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4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51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52" style:parent-style-name="Heading2" style:family="paragraph">
      <style:text-properties fo:background-color="#FFFFFF"/>
    </style:style>
    <style:style style:name="P653" style:parent-style-name="Normal" style:family="paragraph">
      <style:paragraph-properties fo:text-align="justify"/>
    </style:style>
    <style:style style:name="P65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5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6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6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6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7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7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7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7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76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8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8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85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8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8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69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69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69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0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0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04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0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12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1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16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1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2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2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2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28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2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35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36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3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3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41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4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4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4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50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51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5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5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5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63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6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6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66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72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7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7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7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79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8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8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8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78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86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8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9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93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9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797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798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805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80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809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810" style:parent-style-name="Normal" style:family="paragraph">
      <style:paragraph-properties style:vertical-align="auto" style:line-height-at-least="0.1875in" fo:background-color="#1E1E1E"/>
      <style:text-properties fo:hyphenate="true"/>
    </style:style>
    <style:style style:name="T81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814" style:parent-style-name="Normal" style:family="paragraph">
      <style:paragraph-properties style:vertical-align="auto" style:line-height-at-least="0.1875in" fo:background-color="#1E1E1E"/>
      <style:text-properties style:font-name="Consolas" style:font-name-asian="Times New Roman" style:font-name-complex="Times New Roman" fo:color="#D4D4D4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815" style:parent-style-name="Normal" style:family="paragraph">
      <style:paragraph-properties fo:text-align="justify"/>
    </style:style>
    <style:style style:name="T816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text-position="super 66.6%"/>
    </style:style>
    <style:style style:name="T818" style:parent-style-name="DefaultParagraphFont" style:family="text">
      <style:text-properties style:text-position="super 66.6%"/>
    </style:style>
    <style:style style:family="graphic" style:name="a0">
      <style:graphic-properties/>
    </style:style>
  </office:automatic-styles>
  <office:body>
    <office:text text:use-soft-page-breaks="true">
      <text:p text:style-name="P1">IMT Atlantique</text:p>
      <text:p text:style-name="P8">UVF2B304: Ingénierie du développement logiciel</text:p>
      <text:p text:style-name="P9"><text:span text:style-name="T10">TP :<text:s/></text:span><text:span text:style-name="T11">Parallélisme</text:span></text:p>
      <text:p text:style-name="P12">Quan VO</text:p>
      <text:p text:style-name="P13"/>
      <text:p text:style-name="P14"/>
      <text:h text:style-name="P15" text:outline-level="1">Exercice 1. Min/Max</text:h>
      <text:h text:style-name="P16" text:outline-level="2">Premier essai</text:h>
      <text:p text:style-name="P17">L’approche classique, on fait<text:s/></text:p>
      <text:p text:style-name="P18"/>
      <text:p text:style-name="P19"><text:span text:style-name="T20">static</text:span><text:span text:style-name="T21"><text:s/></text:span><text:span text:style-name="T22">void</text:span><text:span text:style-name="T23"><text:s/></text:span><text:span text:style-name="T24">minmax</text:span><text:span text:style-name="T25">(</text:span><text:span text:style-name="T26">float</text:span><text:span text:style-name="T27"><text:s/></text:span><text:span text:style-name="T28">const</text:span><text:span text:style-name="T29">* start,<text:s/></text:span><text:span text:style-name="T30">float</text:span><text:span text:style-name="T31"><text:s/></text:span><text:span text:style-name="T32">const</text:span><text:span text:style-name="T33">* stop,<text:s/></text:span><text:span text:style-name="T34">float</text:span><text:span text:style-name="T35">* min,<text:s/></text:span><text:span text:style-name="T36">float</text:span><text:span text:style-name="T37">* max) {</text:span></text:p>
      <text:p text:style-name="P38"><text:span text:style-name="T39">    </text:span><text:span text:style-name="T40">// giveme giveme a man fmin</text:span></text:p>
      <text:p text:style-name="P41"><text:span text:style-name="T42">    </text:span><text:span text:style-name="T43">float</text:span><text:span text:style-name="T44"><text:s/></text:span><text:span text:style-name="T45">const</text:span><text:span text:style-name="T46">* i;</text:span></text:p>
      <text:p text:style-name="P47"><text:span text:style-name="T48">    </text:span><text:span text:style-name="T49">float</text:span><text:span text:style-name="T50"><text:s/>m_min, m_max, temp;</text:span></text:p>
      <text:p text:style-name="P51"/>
      <text:p text:style-name="P52"><text:span text:style-name="T53">    </text:span><text:span text:style-name="T54">for</text:span><text:span text:style-name="T55"><text:s/>(i = start; i &lt; stop; i++){</text:span></text:p>
      <text:p text:style-name="P56">        temp = *(i);</text:p>
      <text:p text:style-name="P57"><text:span text:style-name="T58">        </text:span><text:span text:style-name="T59">if</text:span><text:span text:style-name="T60"><text:s/>(m_min &gt; temp){</text:span></text:p>
      <text:p text:style-name="P61">            m_min = temp;</text:p>
      <text:p text:style-name="P62">        }</text:p>
      <text:p text:style-name="P63"><text:span text:style-name="T64">        </text:span><text:span text:style-name="T65">if</text:span><text:span text:style-name="T66"><text:s/>(m_max &lt; temp){</text:span></text:p>
      <text:p text:style-name="P67">            m_max = temp;</text:p>
      <text:p text:style-name="P68">        }</text:p>
      <text:p text:style-name="P69">    }   </text:p>
      <text:p text:style-name="P70">    </text:p>
      <text:p text:style-name="P71">    *min = m_min;</text:p>
      <text:p text:style-name="P72">    *max = m_max;</text:p>
      <text:p text:style-name="P73">}</text:p>
      <text:p text:style-name="P74"/>
      <text:h text:style-name="P75" text:outline-level="2">Deuxième essai</text:h>
      <text:p text:style-name="P76">Avec OpenMP, on utilise plusieurs threads pour calculer en même temps, chaque thread fait une partie de la réduction. On teste avec 4, 8 threads.</text:p>
      <text:p text:style-name="P77"/>
      <text:p text:style-name="P78"><text:span text:style-name="T79">static</text:span><text:span text:style-name="T80"><text:s/></text:span><text:span text:style-name="T81">void</text:span><text:span text:style-name="T82"><text:s/></text:span><text:span text:style-name="T83">minmax</text:span><text:span text:style-name="T84">(</text:span><text:span text:style-name="T85">float</text:span><text:span text:style-name="T86"><text:s/></text:span><text:span text:style-name="T87">const</text:span><text:span text:style-name="T88">* start,<text:s/></text:span><text:span text:style-name="T89">float</text:span><text:span text:style-name="T90"><text:s/></text:span><text:span text:style-name="T91">const</text:span><text:span text:style-name="T92">* stop,<text:s/></text:span><text:span text:style-name="T93">float</text:span><text:span text:style-name="T94">* min,<text:s/></text:span><text:span text:style-name="T95">float</text:span><text:span text:style-name="T96">* max) {</text:span></text:p>
      <text:p text:style-name="P97"><text:span text:style-name="T98">    </text:span><text:span text:style-name="T99">// giveme giveme a man fmin</text:span></text:p>
      <text:p text:style-name="P100"><text:span text:style-name="T101">    </text:span><text:span text:style-name="T102">float</text:span><text:span text:style-name="T103"><text:s/></text:span><text:span text:style-name="T104">const</text:span><text:span text:style-name="T105">* i;</text:span></text:p>
      <text:p text:style-name="P106"><text:span text:style-name="T107">    </text:span><text:span text:style-name="T108">float</text:span><text:span text:style-name="T109"><text:s/>m_min, m_max, temp;</text:span></text:p>
      <text:p text:style-name="P110"><text:span text:style-name="T111">    </text:span><text:span text:style-name="T112">omp_set_num_threads</text:span><text:span text:style-name="T113">(</text:span><text:span text:style-name="T114">4</text:span><text:span text:style-name="T115">);</text:span></text:p>
      <text:p text:style-name="P116"><text:span text:style-name="T117">    </text:span><text:span text:style-name="T118">#pragma</text:span><text:span text:style-name="T119"><text:s/></text:span><text:span text:style-name="T120">omp</text:span><text:span text:style-name="T121"><text:s/></text:span><text:span text:style-name="T122">parallel</text:span><text:span text:style-name="T123"><text:s/></text:span><text:span text:style-name="T124">for</text:span><text:span text:style-name="T125"><text:s/></text:span><text:span text:style-name="T126">private</text:span><text:span text:style-name="T127">(</text:span><text:span text:style-name="T128">temp</text:span><text:span text:style-name="T129">)<text:s/></text:span><text:span text:style-name="T130">reduction</text:span><text:span text:style-name="T131">(</text:span><text:span text:style-name="T132">max</text:span><text:span text:style-name="T133"><text:s/>:<text:s/></text:span><text:span text:style-name="T134">m_max</text:span><text:span text:style-name="T135">)<text:s/></text:span><text:span text:style-name="T136">reduction</text:span><text:span text:style-name="T137">(</text:span><text:span text:style-name="T138">min</text:span><text:span text:style-name="T139">:<text:s/></text:span><text:span text:style-name="T140">m_min</text:span><text:span text:style-name="T141">)</text:span></text:p>
      <text:p text:style-name="P142"><text:span text:style-name="T143">    </text:span><text:span text:style-name="T144">for</text:span><text:span text:style-name="T145"><text:s/>(i = start; i &lt; stop; i++){</text:span></text:p>
      <text:p text:style-name="P146">        temp = *(i);</text:p>
      <text:p text:style-name="P147"><text:span text:style-name="T148">        </text:span><text:span text:style-name="T149">/*printf("thread id = %d\n", omp_get_thread_num());*/</text:span></text:p>
      <text:p text:style-name="P150"><text:span text:style-name="T151">        </text:span><text:span text:style-name="T152">if</text:span><text:span text:style-name="T153"><text:s/>(m_min &gt; temp){</text:span></text:p>
      <text:p text:style-name="P154">            m_min = temp;</text:p>
      <text:p text:style-name="P155">        }</text:p>
      <text:p text:style-name="P156"><text:span text:style-name="T157">        </text:span><text:span text:style-name="T158">if</text:span><text:span text:style-name="T159"><text:s/>(temp &gt; m_max){</text:span></text:p>
      <text:p text:style-name="P160">            m_max = temp;</text:p>
      <text:p text:style-name="P161">        }</text:p>
      <text:p text:style-name="P162">    }   </text:p>
      <text:p text:style-name="P163">    </text:p>
      <text:p text:style-name="P164">    *min = m_min;</text:p>
      <text:p text:style-name="P165">    *max = m_max;</text:p>
      <text:p text:style-name="P166">}</text:p>
      <text:p text:style-name="P167"/>
      <text:h text:style-name="P168" text:outline-level="2">Troisième essai</text:h>
      <text:p text:style-name="P169">Utilise des instructions vectorielles, ici la technologie SSE. On charge chaque fois 128 bits (compose de 4 éléments à virgule flottant de 32<text:s/>bits), et cherche la valeur max parmi ces éléments.</text:p>
      <text:p text:style-name="P170"/>
      <text:p text:style-name="P171"><text:span text:style-name="T172">float</text:span><text:span text:style-name="T173"><text:s/></text:span><text:span text:style-name="T174">horizontal_max_Vec4</text:span><text:span text:style-name="T175">(__m128 x) {</text:span></text:p>
      <text:p text:style-name="P176"><text:span text:style-name="T177"><text:s text:c="4"/>__m128 max1 =<text:s/></text:span><text:span text:style-name="T178">_mm_shuffle_ps</text:span><text:span text:style-name="T179">(x, x,<text:s/></text:span><text:span text:style-name="T180">_MM_SHUFFLE</text:span><text:span text:style-name="T181">(</text:span><text:span text:style-name="T182">0</text:span><text:span text:style-name="T183">,</text:span><text:span text:style-name="T184">0</text:span><text:span text:style-name="T185">,</text:span><text:span text:style-name="T186">3</text:span><text:span text:style-name="T187">,</text:span><text:span text:style-name="T188">2</text:span><text:span text:style-name="T189">));</text:span></text:p>
      <text:p text:style-name="P190"><text:span text:style-name="T191"><text:s text:c="4"/>__m128 max2 =<text:s/></text:span><text:span text:style-name="T192">_mm_max_ps</text:span><text:span text:style-name="T193">(x, max1);</text:span></text:p>
      <text:p text:style-name="P194"><text:span text:style-name="T195"><text:s text:c="4"/>__m128 max3 =<text:s/></text:span><text:span text:style-name="T196">_mm_shuffle_ps</text:span><text:span text:style-name="T197">(max2, max2,<text:s/></text:span><text:span text:style-name="T198">_MM_SHUFFLE</text:span><text:span text:style-name="T199">(</text:span><text:span text:style-name="T200">0</text:span><text:span text:style-name="T201">,</text:span><text:span text:style-name="T202">0</text:span><text:span text:style-name="T203">,</text:span><text:span text:style-name="T204">0</text:span><text:span text:style-name="T205">,</text:span><text:span text:style-name="T206">1</text:span><text:span text:style-name="T207">));</text:span></text:p>
      <text:p text:style-name="P208"><text:span text:style-name="T209"><text:s text:c="4"/>__m128 max4 =<text:s/></text:span><text:span text:style-name="T210">_mm_max_ps</text:span><text:span text:style-name="T211">(max2, max3);</text:span></text:p>
      <text:p text:style-name="P212"><text:span text:style-name="T213"><text:s text:c="4"/></text:span><text:span text:style-name="T214">float</text:span><text:span text:style-name="T215"><text:s/>result =<text:s/></text:span><text:span text:style-name="T216">_mm_cvtss_f32</text:span><text:span text:style-name="T217">(max4);</text:span></text:p>
      <text:p text:style-name="P218"><text:span text:style-name="T219"><text:s text:c="4"/></text:span><text:span text:style-name="T220">return</text:span><text:span text:style-name="T221"><text:s/>result;</text:span></text:p>
      <text:p text:style-name="P222">}</text:p>
      <text:p text:style-name="P223"/>
      <text:p text:style-name="P224"><text:span text:style-name="T225">static</text:span><text:span text:style-name="T226"><text:s/></text:span><text:span text:style-name="T227">void</text:span><text:span text:style-name="T228"><text:s/></text:span><text:span text:style-name="T229">minmax</text:span><text:span text:style-name="T230">(</text:span><text:span text:style-name="T231">float</text:span><text:span text:style-name="T232"><text:s/></text:span><text:span text:style-name="T233">const</text:span><text:span text:style-name="T234">* start,<text:s/></text:span><text:span text:style-name="T235">float</text:span><text:span text:style-name="T236"><text:s/></text:span><text:span text:style-name="T237">const</text:span><text:span text:style-name="T238">* stop,<text:s/></text:span><text:span text:style-name="T239">float</text:span><text:span text:style-name="T240">* min,<text:s/></text:span><text:span text:style-name="T241">float</text:span><text:span text:style-name="T242">* max) {</text:span></text:p>
      <text:p text:style-name="P243"><text:span text:style-name="T244">    </text:span><text:span text:style-name="T245">// giveme giveme a man fmin</text:span></text:p>
      <text:p text:style-name="P246"><text:span text:style-name="T247">    </text:span><text:span text:style-name="T248">float</text:span><text:span text:style-name="T249"><text:s/>m_min;</text:span></text:p>
      <text:p text:style-name="P250"/>
      <text:p text:style-name="P251"><text:span text:style-name="T252">    __m128 m_max =<text:s/></text:span><text:span text:style-name="T253">_mm_loadu_ps</text:span><text:span text:style-name="T254">(start);</text:span></text:p>
      <text:p text:style-name="P255">    </text:p>
      <text:p text:style-name="P256"><text:span text:style-name="T257">    </text:span><text:span text:style-name="T258">while</text:span><text:span text:style-name="T259"><text:s/>(start &lt; stop){</text:span></text:p>
      <text:p text:style-name="P260"><text:span text:style-name="T261">        start = start +<text:s/></text:span><text:span text:style-name="T262">4</text:span><text:span text:style-name="T263">;</text:span></text:p>
      <text:p text:style-name="P264"><text:span text:style-name="T265">        __m128 cur =<text:s/></text:span><text:span text:style-name="T266">_mm_loadu_ps</text:span><text:span text:style-name="T267">(start);</text:span></text:p>
      <text:p text:style-name="P268"><text:span text:style-name="T269"><text:s text:c="2"/>      m_max =<text:s/></text:span><text:span text:style-name="T270">_mm_max_ps</text:span><text:span text:style-name="T271">(m_max, cur);</text:span></text:p>
      <text:p text:style-name="P272">    }</text:p>
      <text:p text:style-name="P273"><text:span text:style-name="T274">    </text:span><text:span text:style-name="T275">printf</text:span><text:span text:style-name="T276">(</text:span><text:span text:style-name="T277">"result %.3f</text:span><text:span text:style-name="T278">\n</text:span><text:span text:style-name="T279">"</text:span><text:span text:style-name="T280">,<text:s/></text:span><text:span text:style-name="T281">horizontal_max_Vec4</text:span><text:span text:style-name="T282">(m_max));</text:span></text:p>
      <text:p text:style-name="P283">}</text:p>
      <text:p text:style-name="P284"/>
      <text:h text:style-name="P285" text:outline-level="2">Comparaison le temps de calcul</text:h>
      <text:p text:style-name="P286">Temps en ms</text:p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Nombre d’éléments</text:p>
          </table:table-cell>
          <table:table-cell table:style-name="TableCell297">
            <text:p text:style-name="P298">min_max<text:line-break/>classique</text:p>
          </table:table-cell>
          <table:table-cell table:style-name="TableCell299">
            <text:p text:style-name="P300">min_max_op1</text:p>
            <text:p text:style-name="P301">4 threads</text:p>
          </table:table-cell>
          <table:table-cell table:style-name="TableCell302">
            <text:p text:style-name="P303">min_max_op2<text:line-break/>8 threads</text:p>
          </table:table-cell>
          <table:table-cell table:style-name="TableCell304">
            <text:p text:style-name="P305">min_max_intrinsics</text:p>
            <text:p text:style-name="P306">SSE m_128</text:p>
          </table:table-cell>
        </table:table-row>
        <table:table-row table:style-name="TableRow307">
          <table:table-cell table:style-name="TableCell308">
            <text:p text:style-name="P309">1000</text:p>
          </table:table-cell>
          <table:table-cell table:style-name="TableCell310">
            <text:p text:style-name="P311">0.011</text:p>
          </table:table-cell>
          <table:table-cell table:style-name="TableCell312">
            <text:p text:style-name="P313">0.245</text:p>
          </table:table-cell>
          <table:table-cell table:style-name="TableCell314">
            <text:p text:style-name="P315">0.188</text:p>
          </table:table-cell>
          <table:table-cell table:style-name="TableCell316">
            <text:p text:style-name="P317">0.059</text:p>
          </table:table-cell>
        </table:table-row>
        <table:table-row table:style-name="TableRow318">
          <table:table-cell table:style-name="TableCell319">
            <text:p text:style-name="P320">100 000</text:p>
          </table:table-cell>
          <table:table-cell table:style-name="TableCell321">
            <text:p text:style-name="P322">0.7</text:p>
          </table:table-cell>
          <table:table-cell table:style-name="TableCell323">
            <text:p text:style-name="P324">2.947</text:p>
          </table:table-cell>
          <table:table-cell table:style-name="TableCell325">
            <text:p text:style-name="P326">0.676</text:p>
          </table:table-cell>
          <table:table-cell table:style-name="TableCell327">
            <text:p text:style-name="P328">0.482</text:p>
          </table:table-cell>
        </table:table-row>
        <table:table-row table:style-name="TableRow329">
          <table:table-cell table:style-name="TableCell330">
            <text:p text:style-name="P331">1 000 000</text:p>
          </table:table-cell>
          <table:table-cell table:style-name="TableCell332">
            <text:p text:style-name="P333">3.7</text:p>
          </table:table-cell>
          <table:table-cell table:style-name="TableCell334">
            <text:p text:style-name="P335">9.486</text:p>
          </table:table-cell>
          <table:table-cell table:style-name="TableCell336">
            <text:p text:style-name="P337">4.091</text:p>
          </table:table-cell>
          <table:table-cell table:style-name="TableCell338">
            <text:p text:style-name="P339">1.88</text:p>
          </table:table-cell>
        </table:table-row>
        <table:table-row table:style-name="TableRow340">
          <table:table-cell table:style-name="TableCell341">
            <text:p text:style-name="P342">10 000<text:s/>000</text:p>
          </table:table-cell>
          <table:table-cell table:style-name="TableCell343">
            <text:p text:style-name="P344">24.5</text:p>
          </table:table-cell>
          <table:table-cell table:style-name="TableCell345">
            <text:p text:style-name="P346">11</text:p>
          </table:table-cell>
          <table:table-cell table:style-name="TableCell347">
            <text:p text:style-name="P348">11</text:p>
          </table:table-cell>
          <table:table-cell table:style-name="TableCell349">
            <text:p text:style-name="P350">11.411</text:p>
          </table:table-cell>
        </table:table-row>
        <table:table-row table:style-name="TableRow351">
          <table:table-cell table:style-name="TableCell352">
            <text:p text:style-name="P353">1 000 000 000</text:p>
          </table:table-cell>
          <table:table-cell table:style-name="TableCell354">
            <text:p text:style-name="P355">2438</text:p>
          </table:table-cell>
          <table:table-cell table:style-name="TableCell356">
            <text:p text:style-name="P357">1085</text:p>
          </table:table-cell>
          <table:table-cell table:style-name="TableCell358">
            <text:p text:style-name="P359">1062</text:p>
          </table:table-cell>
          <table:table-cell table:style-name="TableCell360">
            <text:p text:style-name="P361">1140</text:p>
          </table:table-cell>
        </table:table-row>
        <table:table-row table:style-name="TableRow362">
          <table:table-cell table:style-name="TableCell363">
            <text:p text:style-name="P364">10 000 000 000</text:p>
          </table:table-cell>
          <table:table-cell table:style-name="TableCell365">
            <text:p text:style-name="P366">2963</text:p>
          </table:table-cell>
          <table:table-cell table:style-name="TableCell367">
            <text:p text:style-name="P368">1286</text:p>
          </table:table-cell>
          <table:table-cell table:style-name="TableCell369">
            <text:p text:style-name="P370">1487</text:p>
          </table:table-cell>
          <table:table-cell table:style-name="TableCell371">
            <text:p text:style-name="P372">1607</text:p>
          </table:table-cell>
        </table:table-row>
        <table:table-row table:style-name="TableRow373">
          <table:table-cell table:style-name="TableCell374">
            <text:p text:style-name="P375">100 000 000 000</text:p>
          </table:table-cell>
          <table:table-cell table:style-name="TableCell376">
            <text:p text:style-name="P377">3003</text:p>
          </table:table-cell>
          <table:table-cell table:style-name="TableCell378">
            <text:p text:style-name="P379">1285</text:p>
          </table:table-cell>
          <table:table-cell table:style-name="TableCell380">
            <text:p text:style-name="P381">1300</text:p>
          </table:table-cell>
          <table:table-cell table:style-name="TableCell382">
            <text:p text:style-name="P383">1393</text:p>
          </table:table-cell>
        </table:table-row>
      </table:table>
      <text:h text:style-name="P384" text:outline-level="2">Figure et remarque</text:h>
      <text:p text:style-name="P385"><draw:frame draw:style-name="a0" draw:name="Chart 1" text:anchor-type="as-char" svg:x="0in" svg:y="0in" svg:width="5in" svg:height="3in" style:rel-width="scale" style:rel-height="scale"><draw:object xlink:href="Object 1/" xlink:type="simple" xlink:show="embed" xlink:actuate="onLoad"/><svg:title/><svg:desc/></draw:frame></text:p>
      <text:p text:style-name="P386"/>
      <text:p text:style-name="P387">Le calcul parallèle n’est vraiment efficace que pour les calculs avec beaucoup de valeurs. Quand il<text:s/>n'y a pas beaucoup d'éléments, il peut augmenter le temps de calcul car nous devons échanger entre des threads.<text:s/></text:p>
      <text:p text:style-name="P388"/>
      <text:h text:style-name="P389" text:outline-level="1">Exercice 2. Atomic</text:h>
      <text:p text:style-name="P390">Dans cet exercice, on va découvrir comment on assure le « thread safe » quand il y a plusieurs threads qui accèdent un même<text:s/>objet.<text:s/></text:p>
      <text:p text:style-name="P391">On teste avec ces commandes :</text:p>
      <text:list text:style-name="LFO1" text:continue-numbering="true">
        <text:list-item>
          <text:p text:style-name="P392">export OMP_NUM_THREADS=num : initialiser le nombre de threads</text:p>
        </text:list-item>
        <text:list-item>
          <text:p text:style-name="P393">gcc -fopenmp code.c -o code</text:p>
        </text:list-item>
        <text:list-item>
          <text:p text:style-name="P394">./code add_num rm_num</text:p>
        </text:list-item>
      </text:list>
      <text:p text:style-name="Normal"/>
      <text:h text:style-name="P395" text:outline-level="2">Premier essai</text:h>
      <text:p text:style-name="P396">Utilise OpenMP « parallel » pour créer des threads, on partage la taille du liste (final_size) et la liste (curr) mais chaque thread a des variables locales (add_count, rm_count). Ça veut dire, si les threads modifient en même temps l’objet « curr », il est très probable qu'on ajoute 2 fois mais la valeur de la taille augment par 1.</text:p>
      <text:p text:style-name="P397"/>
      <text:p text:style-name="P398"><text:span text:style-name="T399">int</text:span><text:span text:style-name="T400"><text:s/></text:span><text:span text:style-name="T401">main</text:span><text:span text:style-name="T402">(</text:span><text:span text:style-name="T403">int</text:span><text:span text:style-name="T404"><text:s/>argc,<text:s/></text:span><text:span text:style-name="T405">char</text:span><text:span text:style-name="T406"><text:s/>**argv)</text:span></text:p>
      <text:p text:style-name="P407">{</text:p>
      <text:p text:style-name="P408"><text:span text:style-name="T409"><text:s text:c="2"/></text:span><text:span text:style-name="T410">if</text:span><text:span text:style-name="T411"><text:s/>(argc !=<text:s/></text:span><text:span text:style-name="T412">3</text:span><text:span text:style-name="T413">)</text:span></text:p>
      <text:p text:style-name="P414"><text:span text:style-name="T415"><text:s text:c="4"/></text:span><text:span text:style-name="T416">return</text:span><text:span text:style-name="T417"><text:s/></text:span><text:span text:style-name="T418">1</text:span><text:span text:style-name="T419">;</text:span></text:p>
      <text:p text:style-name="P420"><text:span text:style-name="T421"><text:s text:c="2"/></text:span><text:span text:style-name="T422">int</text:span><text:span text:style-name="T423"><text:s/>add_count, rm_count;</text:span></text:p>
      <text:p text:style-name="P424"><text:span text:style-name="T425"><text:s text:c="2"/></text:span><text:span text:style-name="T426">list_t</text:span><text:span text:style-name="T427"><text:s/>curr = empty_list;</text:span></text:p>
      <text:p text:style-name="P428"><text:span text:style-name="T429"><text:s text:c="2"/></text:span><text:span text:style-name="T430">size_t</text:span><text:span text:style-name="T431"><text:s/>final_size;</text:span></text:p>
      <text:p text:style-name="P432"/>
      <text:p text:style-name="P433"><text:span text:style-name="T434">#pragma</text:span><text:span text:style-name="T435"><text:s/></text:span><text:span text:style-name="T436">omp</text:span><text:span text:style-name="T437"><text:s/></text:span><text:span text:style-name="T438">parallel</text:span><text:span text:style-name="T439"><text:s/></text:span><text:span text:style-name="T440">private</text:span><text:span text:style-name="T441">(</text:span><text:span text:style-name="T442">add_count</text:span><text:span text:style-name="T443">,<text:s/></text:span><text:span text:style-name="T444">rm_count</text:span><text:span text:style-name="T445">)<text:s/></text:span><text:span text:style-name="T446">shared</text:span><text:span text:style-name="T447">(</text:span><text:span text:style-name="T448">final_size</text:span><text:span text:style-name="T449">,<text:s/></text:span><text:span text:style-name="T450">curr</text:span><text:span text:style-name="T451">)</text:span></text:p>
      <text:p text:style-name="P452"><text:s text:c="2"/>{</text:p>
      <text:p text:style-name="P453"><text:span text:style-name="T454"><text:s text:c="4"/>add_count =<text:s/></text:span><text:span text:style-name="T455">atoi</text:span><text:span text:style-name="T456">(argv[</text:span><text:span text:style-name="T457">1</text:span><text:span text:style-name="T458">]);</text:span></text:p>
      <text:p text:style-name="P459"><text:span text:style-name="T460"><text:s text:c="4"/></text:span><text:span text:style-name="T461">rm_count =<text:s/></text:span><text:span text:style-name="T462">atoi</text:span><text:span text:style-name="T463">(argv[</text:span><text:span text:style-name="T464">2</text:span><text:span text:style-name="T465">]);</text:span></text:p>
      <text:p text:style-name="P466"><text:span text:style-name="T467"><text:s text:c="4"/>final_size =<text:s/></text:span><text:span text:style-name="T468">process</text:span><text:span text:style-name="T469">(&amp;curr, add_count, rm_count);</text:span></text:p>
      <text:p text:style-name="P470"><text:span text:style-name="T471"><text:s text:c="4"/></text:span><text:span text:style-name="T472">printf</text:span><text:span text:style-name="T473">(</text:span><text:span text:style-name="T474">"in thread %d = %zd</text:span><text:span text:style-name="T475">\n</text:span><text:span text:style-name="T476">"</text:span><text:span text:style-name="T477">,<text:s/></text:span><text:span text:style-name="T478">omp_get_thread_num</text:span><text:span text:style-name="T479">(), final_size);</text:span></text:p>
      <text:p text:style-name="P480"><text:s text:c="2"/>}</text:p>
      <text:p text:style-name="P481"><text:span text:style-name="T482"><text:s text:c="2"/></text:span><text:span text:style-name="T483">printf</text:span><text:span text:style-name="T484">(</text:span><text:span text:style-name="T485">"total: %zd</text:span><text:span text:style-name="T486">\n</text:span><text:span text:style-name="T487">"</text:span><text:span text:style-name="T488">, final_size);</text:span></text:p>
      <text:p text:style-name="P489"><text:span text:style-name="T490"><text:s text:c="2"/></text:span><text:span text:style-name="T491">return</text:span><text:span text:style-name="T492"><text:s/></text:span><text:span text:style-name="T493">0</text:span><text:span text:style-name="T494">;</text:span></text:p>
      <text:p text:style-name="P495">}</text:p>
      <text:p text:style-name="P496"/>
      <text:p text:style-name="P497"><text:span text:style-name="T498">Résultats</text:span><text:span text:style-name="T499"> : parfois vrai, parfois faux.</text:span></text:p>
      <text:p text:style-name="P500"/>
      <text:h text:style-name="P501" text:outline-level="2">Deuxième essai</text:h>
      <text:p text:style-name="P502">On crée beaucoup de threads comme le premier essai, mais avec « critical » sur les parties qui affectent la liste et la taille.</text:p>
      <text:p text:style-name="Normal"/>
      <text:p text:style-name="P503"><text:span text:style-name="T504">void</text:span><text:span text:style-name="T505"><text:s/></text:span><text:span text:style-name="T506">list_push_front</text:span><text:span text:style-name="T507">(</text:span><text:span text:style-name="T508">list_t</text:span><text:span text:style-name="T509"><text:s/>*self,<text:s/></text:span><text:span text:style-name="T510">int</text:span><text:span text:style-name="T511"><text:s/>val)</text:span></text:p>
      <text:p text:style-name="P512">{</text:p>
      <text:p text:style-name="P513"><text:span text:style-name="T514"><text:s text:c="2"/></text:span><text:span text:style-name="T515">list_t</text:span><text:span text:style-name="T516"><text:s/>res =<text:s/></text:span><text:span text:style-name="T517">make_list</text:span><text:span text:style-name="T518">(val);</text:span></text:p>
      <text:p text:style-name="P519"><text:span text:style-name="T520"><text:s text:c="2"/>res-&gt;</text:span><text:span text:style-name="T521">next</text:span><text:span text:style-name="T522"><text:s/>= *self;</text:span></text:p>
      <text:p text:style-name="P523"><text:span text:style-name="T524"><text:s text:c="2"/></text:span><text:span text:style-name="T525">#pragma</text:span><text:span text:style-name="T526"><text:s/></text:span><text:span text:style-name="T527">omp</text:span><text:span text:style-name="T528"><text:s/></text:span><text:span text:style-name="T529">critical</text:span><text:span text:style-name="T530">(</text:span><text:span text:style-name="T531">l</text:span><text:span text:style-name="T532">)</text:span></text:p>
      <text:p text:style-name="P533"><text:s text:c="2"/>*self = res;</text:p>
      <text:p text:style-name="P534">}</text:p>
      <text:p text:style-name="P535"/>
      <text:p text:style-name="P536"><text:span text:style-name="T537">int</text:span><text:span text:style-name="T538"><text:s/></text:span><text:span text:style-name="T539">list_pop_front</text:span><text:span text:style-name="T540">(</text:span><text:span text:style-name="T541">list_t</text:span><text:span text:style-name="T542"><text:s/>*self)</text:span></text:p>
      <text:p text:style-name="P543">{</text:p>
      <text:p text:style-name="P544"><text:span text:style-name="T545"><text:s text:c="2"/></text:span><text:span text:style-name="T546">assert</text:span><text:span text:style-name="T547">(*self &amp;&amp;<text:s/></text:span><text:span text:style-name="T548">"pop from empty list o_O"</text:span><text:span text:style-name="T549">);</text:span></text:p>
      <text:p text:style-name="P550"><text:span text:style-name="T551"><text:s text:c="2"/></text:span><text:span text:style-name="T552">int</text:span><text:span text:style-name="T553"><text:s/>val;</text:span></text:p>
      <text:p text:style-name="P554"><text:span text:style-name="T555"><text:s text:c="2"/></text:span><text:span text:style-name="T556">#pragma</text:span><text:span text:style-name="T557"><text:s/></text:span><text:span text:style-name="T558">omp</text:span><text:span text:style-name="T559"><text:s/></text:span><text:span text:style-name="T560">critical</text:span><text:span text:style-name="T561">(</text:span><text:span text:style-name="T562">l</text:span><text:span text:style-name="T563">)</text:span></text:p>
      <text:p text:style-name="P564"><text:s text:c="2"/>{</text:p>
      <text:p text:style-name="P565"><text:span text:style-name="T566"><text:s text:c="4"/>val = (*self)-&gt;</text:span><text:span text:style-name="T567">val</text:span><text:span text:style-name="T568">;</text:span></text:p>
      <text:p text:style-name="P569"><text:span text:style-name="T570"><text:s text:c="4"/></text:span><text:span text:style-name="T571">list_t</text:span><text:span text:style-name="T572"><text:s/>next = (*self)-&gt;</text:span><text:span text:style-name="T573">next</text:span><text:span text:style-name="T574">;</text:span></text:p>
      <text:p text:style-name="P575"><text:span text:style-name="T576"><text:s text:c="4"/></text:span><text:span text:style-name="T577">free</text:span><text:span text:style-name="T578">(*self);</text:span></text:p>
      <text:p text:style-name="P579"><text:s text:c="4"/>*self =<text:s/>next;</text:p>
      <text:p text:style-name="P580"><text:s text:c="2"/>}</text:p>
      <text:p text:style-name="P581"><text:span text:style-name="T582"><text:s text:c="2"/></text:span><text:span text:style-name="T583">return</text:span><text:span text:style-name="T584"><text:s/>val;</text:span></text:p>
      <text:p text:style-name="P585">}</text:p>
      <text:p text:style-name="P586"/>
      <text:p text:style-name="P587"><text:span text:style-name="T588">int</text:span><text:span text:style-name="T589"><text:s/></text:span><text:span text:style-name="T590">list_front</text:span><text:span text:style-name="T591">(</text:span><text:span text:style-name="T592">list_t</text:span><text:span text:style-name="T593"><text:s/>self)</text:span></text:p>
      <text:p text:style-name="P594">{</text:p>
      <text:p text:style-name="P595"><text:span text:style-name="T596"><text:s text:c="2"/></text:span><text:span text:style-name="T597">assert</text:span><text:span text:style-name="T598">(self &amp;&amp;<text:s/></text:span><text:span text:style-name="T599">"front from empty list O_o"</text:span><text:span text:style-name="T600">);</text:span></text:p>
      <text:p text:style-name="P601"><text:span text:style-name="T602"><text:s text:c="2"/></text:span><text:span text:style-name="T603">return</text:span><text:span text:style-name="T604"><text:s/>self-&gt;</text:span><text:span text:style-name="T605">val</text:span><text:span text:style-name="T606">;</text:span></text:p>
      <text:p text:style-name="P607">}</text:p>
      <text:p text:style-name="P608"/>
      <text:p text:style-name="P609"><text:span text:style-name="T610">size_t</text:span><text:span text:style-name="T611"><text:s/></text:span><text:span text:style-name="T612">list_size</text:span><text:span text:style-name="T613">(</text:span><text:span text:style-name="T614">list_t</text:span><text:span text:style-name="T615"><text:s/>self)</text:span></text:p>
      <text:p text:style-name="P616">{</text:p>
      <text:p text:style-name="P617"><text:span text:style-name="T618"><text:s text:c="2"/></text:span><text:span text:style-name="T619">size_t</text:span><text:span text:style-name="T620"><text:s/>n =<text:s/></text:span><text:span text:style-name="T621">0</text:span><text:span text:style-name="T622">;</text:span></text:p>
      <text:p text:style-name="P623"><text:span text:style-name="T624"><text:s text:c="2"/></text:span><text:span text:style-name="T625">#pragma</text:span><text:span text:style-name="T626"><text:s/></text:span><text:span text:style-name="T627">omp</text:span><text:span text:style-name="T628"><text:s/></text:span><text:span text:style-name="T629">critical</text:span><text:span text:style-name="T630">(</text:span><text:span text:style-name="T631">l</text:span><text:span text:style-name="T632">)</text:span></text:p>
      <text:p text:style-name="P633"><text:span text:style-name="T634"><text:s text:c="2"/></text:span><text:span text:style-name="T635">while</text:span><text:span text:style-name="T636"><text:s/>(self)</text:span></text:p>
      <text:p text:style-name="P637"><text:s text:c="2"/>{</text:p>
      <text:p text:style-name="P638"><text:span text:style-name="T639"><text:s text:c="4"/>n +=<text:s/></text:span><text:span text:style-name="T640">1</text:span><text:span text:style-name="T641">;</text:span></text:p>
      <text:p text:style-name="P642"><text:span text:style-name="T643"><text:s text:c="4"/>self = self-&gt;</text:span><text:span text:style-name="T644">next</text:span><text:span text:style-name="T645">;</text:span></text:p>
      <text:p text:style-name="P646"><text:s text:c="2"/>}</text:p>
      <text:p text:style-name="P647"><text:span text:style-name="T648"><text:s text:c="2"/></text:span><text:span text:style-name="T649">return</text:span><text:span text:style-name="T650"><text:s/>n;</text:span></text:p>
      <text:p text:style-name="P651">}</text:p>
      <text:p text:style-name="Normal"/>
      <text:h text:style-name="P652" text:outline-level="2">Troisième essai</text:h>
      <text:p text:style-name="P653">On fait la même chose mais avec le mot-clé « atomic » de OpenMP. Pour cela, il nous faut distinguer des expressions différentes comme : « read », « write », « update »</text:p>
      <text:p text:style-name="Normal"/>
      <text:p text:style-name="P654"><text:span text:style-name="T655">void</text:span><text:span text:style-name="T656"><text:s/></text:span><text:span text:style-name="T657">list_push_front</text:span><text:span text:style-name="T658">(</text:span><text:span text:style-name="T659">list_t</text:span><text:span text:style-name="T660"><text:s/>*self,<text:s/></text:span><text:span text:style-name="T661">int</text:span><text:span text:style-name="T662"><text:s/></text:span><text:span text:style-name="T663">val)</text:span></text:p>
      <text:p text:style-name="P664">{</text:p>
      <text:p text:style-name="P665"><text:span text:style-name="T666"><text:s text:c="2"/></text:span><text:span text:style-name="T667">list_t</text:span><text:span text:style-name="T668"><text:s/>res =<text:s/></text:span><text:span text:style-name="T669">make_list</text:span><text:span text:style-name="T670">(val);</text:span></text:p>
      <text:p text:style-name="P671"><text:span text:style-name="T672"><text:s text:c="2"/>res-&gt;</text:span><text:span text:style-name="T673">next</text:span><text:span text:style-name="T674"><text:s/>= *self;</text:span></text:p>
      <text:p text:style-name="P675"><text:span text:style-name="T676">#pragma</text:span><text:span text:style-name="T677"><text:s/></text:span><text:span text:style-name="T678">omp</text:span><text:span text:style-name="T679"><text:s/></text:span><text:span text:style-name="T680">atomic</text:span><text:span text:style-name="T681"><text:s/></text:span><text:span text:style-name="T682">write</text:span></text:p>
      <text:p text:style-name="P683"><text:s text:c="2"/>*self = res;</text:p>
      <text:p text:style-name="P684">}</text:p>
      <text:p text:style-name="P685"/>
      <text:p text:style-name="P686"><text:span text:style-name="T687">int</text:span><text:span text:style-name="T688"><text:s/></text:span><text:span text:style-name="T689">list_pop_front</text:span><text:span text:style-name="T690">(</text:span><text:span text:style-name="T691">list_t</text:span><text:span text:style-name="T692"><text:s/>*self)</text:span></text:p>
      <text:p text:style-name="P693">{</text:p>
      <text:p text:style-name="P694"><text:span text:style-name="T695"><text:s text:c="2"/></text:span><text:span text:style-name="T696">assert</text:span><text:span text:style-name="T697">(*self &amp;&amp;<text:s/></text:span><text:span text:style-name="T698">"pop from empty list o_O"</text:span><text:span text:style-name="T699">);</text:span></text:p>
      <text:p text:style-name="P700"><text:span text:style-name="T701"><text:s text:c="2"/></text:span><text:span text:style-name="T702">int</text:span><text:span text:style-name="T703"><text:s/>val;</text:span></text:p>
      <text:p text:style-name="P704"><text:span text:style-name="T705">#pragma</text:span><text:span text:style-name="T706"><text:s/></text:span><text:span text:style-name="T707">omp</text:span><text:span text:style-name="T708"><text:s/></text:span><text:span text:style-name="T709">atomic</text:span><text:span text:style-name="T710"><text:s/></text:span><text:span text:style-name="T711">write</text:span></text:p>
      <text:p text:style-name="P712"><text:span text:style-name="T713"><text:s text:c="2"/>val = (*self)-&gt;</text:span><text:span text:style-name="T714">val</text:span><text:span text:style-name="T715">;</text:span></text:p>
      <text:p text:style-name="P716"><text:span text:style-name="T717"><text:s text:c="2"/></text:span><text:span text:style-name="T718">list_t</text:span><text:span text:style-name="T719"><text:s/></text:span><text:span text:style-name="T720">next = (*self)-&gt;</text:span><text:span text:style-name="T721">next</text:span><text:span text:style-name="T722">;</text:span></text:p>
      <text:p text:style-name="P723"><text:span text:style-name="T724"><text:s text:c="2"/></text:span><text:span text:style-name="T725">free</text:span><text:span text:style-name="T726">(*self);</text:span></text:p>
      <text:p text:style-name="P727"><text:span text:style-name="T728">#pragma</text:span><text:span text:style-name="T729"><text:s/></text:span><text:span text:style-name="T730">omp</text:span><text:span text:style-name="T731"><text:s/></text:span><text:span text:style-name="T732">atomic</text:span><text:span text:style-name="T733"><text:s/></text:span><text:span text:style-name="T734">write</text:span></text:p>
      <text:p text:style-name="P735"><text:s text:c="2"/>*self = next;</text:p>
      <text:p text:style-name="P736"/>
      <text:p text:style-name="P737"><text:span text:style-name="T738"><text:s text:c="2"/></text:span><text:span text:style-name="T739">return</text:span><text:span text:style-name="T740"><text:s/>val;</text:span></text:p>
      <text:p text:style-name="P741">}</text:p>
      <text:p text:style-name="P742"/>
      <text:p text:style-name="P743"><text:span text:style-name="T744">int</text:span><text:span text:style-name="T745"><text:s/></text:span><text:span text:style-name="T746">list_front</text:span><text:span text:style-name="T747">(</text:span><text:span text:style-name="T748">list_t</text:span><text:span text:style-name="T749"><text:s/>self)</text:span></text:p>
      <text:p text:style-name="P750">{</text:p>
      <text:p text:style-name="P751"><text:span text:style-name="T752"><text:s text:c="2"/></text:span><text:span text:style-name="T753">assert</text:span><text:span text:style-name="T754">(self &amp;&amp;<text:s/></text:span><text:span text:style-name="T755">"front from empty list O_o"</text:span><text:span text:style-name="T756">);</text:span></text:p>
      <text:p text:style-name="P757"><text:span text:style-name="T758"><text:s text:c="2"/></text:span><text:span text:style-name="T759">return</text:span><text:span text:style-name="T760"><text:s/>self-&gt;</text:span><text:span text:style-name="T761">val</text:span><text:span text:style-name="T762">;</text:span></text:p>
      <text:p text:style-name="P763">}</text:p>
      <text:p text:style-name="P764"/>
      <text:p text:style-name="P765"><text:span text:style-name="T766">size_t</text:span><text:span text:style-name="T767"><text:s/></text:span><text:span text:style-name="T768">list_size</text:span><text:span text:style-name="T769">(</text:span><text:span text:style-name="T770">list_t</text:span><text:span text:style-name="T771"><text:s/>self)</text:span></text:p>
      <text:p text:style-name="P772">{</text:p>
      <text:p text:style-name="P773"><text:span text:style-name="T774"><text:s text:c="2"/></text:span><text:span text:style-name="T775">size_t</text:span><text:span text:style-name="T776"><text:s/>n =<text:s/></text:span><text:span text:style-name="T777">0</text:span><text:span text:style-name="T778">;</text:span></text:p>
      <text:p text:style-name="P779"/>
      <text:p text:style-name="P780"><text:span text:style-name="T781"><text:s text:c="2"/></text:span><text:span text:style-name="T782">while</text:span><text:span text:style-name="T783"><text:s/>(self)</text:span></text:p>
      <text:p text:style-name="P784"><text:s text:c="2"/>{</text:p>
      <text:p text:style-name="P785"><text:span text:style-name="T786">#pragma</text:span><text:span text:style-name="T787"><text:s/></text:span><text:span text:style-name="T788">omp</text:span><text:span text:style-name="T789"><text:s/></text:span><text:span text:style-name="T790">atomic</text:span><text:span text:style-name="T791"><text:s/></text:span><text:span text:style-name="T792">update</text:span></text:p>
      <text:p text:style-name="P793"><text:span text:style-name="T794"><text:s text:c="4"/>n +=<text:s/></text:span><text:span text:style-name="T795">1</text:span><text:span text:style-name="T796">;</text:span></text:p>
      <text:p text:style-name="P797"><text:span text:style-name="T798">#pragma</text:span><text:span text:style-name="T799"><text:s/></text:span><text:span text:style-name="T800">omp</text:span><text:span text:style-name="T801"><text:s/></text:span><text:span text:style-name="T802">atomic</text:span><text:span text:style-name="T803"><text:s/></text:span><text:span text:style-name="T804">write</text:span></text:p>
      <text:p text:style-name="P805"><text:span text:style-name="T806"><text:s text:c="4"/>self = self-&gt;</text:span><text:span text:style-name="T807">next</text:span><text:span text:style-name="T808">;</text:span></text:p>
      <text:p text:style-name="P809"><text:s text:c="2"/>}</text:p>
      <text:p text:style-name="P810"><text:span text:style-name="T811"><text:s text:c="2"/></text:span><text:span text:style-name="T812">return</text:span><text:span text:style-name="T813"><text:s/>n;</text:span></text:p>
      <text:p text:style-name="P814">}</text:p>
      <text:p text:style-name="Normal"/>
      <text:p text:style-name="P815"><text:span text:style-name="T816">Résultats</text:span> : Dans le 2<text:span text:style-name="T817">e</text:span><text:s/>et 3<text:span text:style-name="T818">e</text:span><text:s/>cas, il fonctionne correctement, mais parfois avec le nombre de threads est grand et on exécute<text:s/>plusieurs fois de suite, il rend faux. Je suppose que le processeur de la machine est occupé donc il ne peut pas s’occuper et partager de manière correc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bottom="0.0277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.0833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color="#0070C0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color="#0070C0" fo:letter-spacing="-0.0069in" style:letter-kerning="true" fo:font-size="28pt" style:font-size-asian="28pt" style:font-size-complex="2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DefaultParagraphFont" style:family="text">
      <style:text-properties fo:color="#8496B0" fo:letter-spacing="0.0416in"/>
    </style:style>
    <style:style style:name="T4" style:parent-style-name="DefaultParagraphFont" style:family="text">
      <style:text-properties fo:color="#8496B0"/>
    </style:style>
    <style:style style:name="T5" style:parent-style-name="DefaultParagraphFont" style:family="text">
      <style:text-properties fo:color="#323E4F"/>
    </style:style>
    <style:style style:name="T6" style:parent-style-name="DefaultParagraphFont" style:family="text">
      <style:text-properties fo:color="#323E4F"/>
    </style:style>
    <style:style style:name="T7" style:parent-style-name="DefaultParagraphFont" style:family="text">
      <style:text-properties fo:color="#323E4F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O LE MINH Quan (ENGIE Global Markets SAS)</dc:creator>
    <meta:creation-date>2018-12-12T11:37:00Z</meta:creation-date>
    <dc:date>2019-01-25T23:46:00Z</dc:date>
    <meta:print-date>2019-01-25T23:45:00Z</meta:print-date>
    <meta:template xlink:href="Normal" xlink:type="simple"/>
    <meta:editing-cycles>251</meta:editing-cycles>
    <meta:editing-duration>PT22440S</meta:editing-duration>
    <meta:document-statistic meta:page-count="1" meta:paragraph-count="11" meta:word-count="875" meta:character-count="5854" meta:row-count="41" meta:non-whitespace-character-count="499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mps calcul<text:line-break/></text:p>
        </chart:title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8" chart:class="chart:scatter" chart:attached-axis="primary-y" chart:style-name="G0S0">
            <chart:domain table:cell-range-address="local-table.$B$2:.$B$8"/>
            <chart:data-point chart:repeated="7"/>
          </chart:series>
          <chart:series chart:label-cell-address="local-table.$E$1" chart:values-cell-range-address="local-table.$E$2:.$E$8" chart:class="chart:scatter" chart:attached-axis="primary-y" chart:style-name="G0S1">
            <chart:domain table:cell-range-address="local-table.$D$2:.$D$8"/>
            <chart:data-point chart:repeated="7"/>
          </chart:series>
          <chart:series chart:label-cell-address="local-table.$G$1" chart:values-cell-range-address="local-table.$G$2:.$G$8" chart:class="chart:scatter" chart:attached-axis="primary-y" chart:style-name="G0S2">
            <chart:domain table:cell-range-address="local-table.$F$2:.$F$8"/>
            <chart:data-point chart:repeated="7"/>
          </chart:series>
          <chart:series chart:label-cell-address="local-table.$I$1" chart:values-cell-range-address="local-table.$I$2:.$I$8" chart:class="chart:scatter" chart:attached-axis="primary-y" chart:style-name="G0S3">
            <chart:domain table:cell-range-address="local-table.$H$2:.$H$8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classique</text:p>
              </table:table-cell>
              <table:table-cell/>
              <table:table-cell office:value-type="string">
                <text:p>op1</text:p>
              </table:table-cell>
              <table:table-cell/>
              <table:table-cell office:value-type="string">
                <text:p>op2</text:p>
              </table:table-cell>
              <table:table-cell/>
              <table:table-cell office:value-type="string">
                <text:p>ss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.0999999999999999E-2"/>
            <table:table-cell office:value-type="float" office:value="1"/>
            <table:table-cell office:value-type="float" office:value="0.245"/>
            <table:table-cell office:value-type="float" office:value="1"/>
            <table:table-cell office:value-type="float" office:value="0.188"/>
            <table:table-cell office:value-type="float" office:value="1"/>
            <table:table-cell office:value-type="float" office:value="5.8999999999999997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7"/>
            <table:table-cell office:value-type="float" office:value="2"/>
            <table:table-cell office:value-type="float" office:value="2.9470000000000001"/>
            <table:table-cell office:value-type="float" office:value="2"/>
            <table:table-cell office:value-type="float" office:value="0.67600000000000005"/>
            <table:table-cell office:value-type="float" office:value="2"/>
            <table:table-cell office:value-type="float" office:value="0.48199999999999998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3.7"/>
            <table:table-cell office:value-type="float" office:value="3"/>
            <table:table-cell office:value-type="float" office:value="9.4860000000000007"/>
            <table:table-cell office:value-type="float" office:value="3"/>
            <table:table-cell office:value-type="float" office:value="4.0910000000000002"/>
            <table:table-cell office:value-type="float" office:value="3"/>
            <table:table-cell office:value-type="float" office:value="1.8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4.5"/>
            <table:table-cell office:value-type="float" office:value="4"/>
            <table:table-cell office:value-type="float" office:value="11"/>
            <table:table-cell office:value-type="float" office:value="4"/>
            <table:table-cell office:value-type="float" office:value="11"/>
            <table:table-cell office:value-type="float" office:value="4"/>
            <table:table-cell office:value-type="float" office:value="11.411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438"/>
            <table:table-cell office:value-type="float" office:value="5"/>
            <table:table-cell office:value-type="float" office:value="1085"/>
            <table:table-cell office:value-type="float" office:value="5"/>
            <table:table-cell office:value-type="float" office:value="1062"/>
            <table:table-cell office:value-type="float" office:value="5"/>
            <table:table-cell office:value-type="float" office:value="114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963"/>
            <table:table-cell office:value-type="float" office:value="6"/>
            <table:table-cell office:value-type="float" office:value="1286"/>
            <table:table-cell office:value-type="float" office:value="6"/>
            <table:table-cell office:value-type="float" office:value="1487"/>
            <table:table-cell office:value-type="float" office:value="6"/>
            <table:table-cell office:value-type="float" office:value="1607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003"/>
            <table:table-cell office:value-type="float" office:value="7"/>
            <table:table-cell office:value-type="float" office:value="1285"/>
            <table:table-cell office:value-type="float" office:value="7"/>
            <table:table-cell office:value-type="float" office:value="1300"/>
            <table:table-cell office:value-type="float" office:value="7"/>
            <table:table-cell office:value-type="float" office:value="139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